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Open Sans'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Quotations">
      <style:paragraph-properties fo:margin-left="2cm" fo:margin-right="2cm" fo:margin-top="0cm" fo:margin-bottom="0cm" fo:widows="1" fo:text-indent="0cm" style:auto-text-indent="false" fo:padding="0cm" fo:border="none"/>
      <style:text-properties fo:font-variant="normal" fo:text-transform="none" fo:color="#222222" style:font-name="Times New Roman" fo:font-size="12pt" fo:letter-spacing="normal" fo:language="it" fo:country="IT" fo:font-style="normal" fo:font-weight="normal" style:font-size-asian="12pt" style:font-size-complex="12pt"/>
    </style:style>
    <style:style style:name="P3" style:family="paragraph" style:parent-style-name="Quotations">
      <style:paragraph-properties fo:margin-left="0cm" fo:margin-right="2cm" fo:margin-top="0cm" fo:margin-bottom="0cm" fo:widows="1" fo:text-indent="0cm" style:auto-text-indent="false" fo:padding="0cm" fo:border="none"/>
      <style:text-properties fo:font-variant="normal" fo:text-transform="none" fo:color="#222222" style:font-name="Times New Roman" fo:font-size="12pt" fo:letter-spacing="normal" fo:language="it" fo:country="IT" fo:font-style="normal" fo:font-weight="normal" style:font-size-asian="12pt" style:font-size-complex="12pt"/>
    </style:style>
    <style:style style:name="T1" style:family="text">
      <style:text-properties fo:font-variant="normal" fo:text-transform="none" fo:color="#a20505" fo:letter-spacing="normal"/>
    </style:style>
    <style:style style:name="T2" style:family="text">
      <style:text-properties fo:font-variant="normal" fo:text-transform="none" fo:color="#a20505" style:font-name="apple-system" fo:font-size="18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">Progetto <text:s/>iniziale </text:p>
            <text:p text:style-name="P2"/>
            <text:p text:style-name="P3">Processore: Intel Core i7 6700k 4 GHz</text:p>
            <text:p text:style-name="P3"/>
            <text:p text:style-name="P3">Scheda madre: MSI Z170A GAMING PRO ATX (DDR4)</text:p>
            <text:p text:style-name="P3"/>
            <text:p text:style-name="P3">RAM: Kingston FURY 2133MHz 2x8GB (DDR4)</text:p>
            <text:p text:style-name="P3"/>
            <text:p text:style-name="P3">Scheda video: ASUS STRX DC3OC R9 390X 8 GB</text:p>
            <text:p text:style-name="P3"/>
            <text:p text:style-name="P3">hard disc: WD Claviar Blue 1 TB 3.5" 7200rpm 64 MB SATA3</text:p>
            <text:p text:style-name="P3"/>
            <text:p text:style-name="P3">Alimentatore: XFX PRO750S</text:p>
            <text:p text:style-name="P3"/>
            <text:p text:style-name="P3">Dissipatore: Cooler Master Seidon 120V</text:p>
            <text:p text:style-name="P3">case: Zalman Z11 Plus Case</text:p>
            <text:p text:style-name="P1"/>
          </table:table-cell>
          <table:table-cell table:style-name="Tabella1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a1.A2" office:value-type="string">
            <text:p text:style-name="P1">Progetto <text:s/>modificato 1</text:p>
            <text:p text:style-name="P2"/>
            <text:p text:style-name="P3">Processore: Intel Core i7 6700k 4 GHz</text:p>
            <text:p text:style-name="P3"/>
            <text:p text:style-name="P3">Scheda madre: MSI Z170A GAMING PRO ATX (DDR4)</text:p>
            <text:p text:style-name="P3"/>
            <text:p text:style-name="P3">RAM: Kingston FURY 2133MHz 2x8GB (DDR4)</text:p>
            <text:p text:style-name="P3"/>
            <text:p text:style-name="P3">Scheda video: VGA MSI ATI R9 390X GAMING 8GB DDR5</text:p>
            <text:p text:style-name="P3"/>
            <text:p text:style-name="P3">hard disc: WD Claviar Blue 1 TB 3.5" 7200rpm 64 MB SATA3</text:p>
            <text:p text:style-name="P3"/>
            <text:p text:style-name="P3">Alimentatore:ALIMENTATORE ATX 750W COOLER MASTER RS750-</text:p>
            <text:p text:style-name="P3"/>
            <text:p text:style-name="P3">AMAAB1-EU 80+ BRONZE CERTIFICATO ATTIVO SEMI</text:p>
            <text:p text:style-name="P3"/>
            <text:p text:style-name="P3">MODULARE EFFICIENZA 85% FAN 120MM</text:p>
            <text:p text:style-name="P3"/>
            <text:p text:style-name="P3">Dissipatore: DISS A LIQUIDO <text:soft-page-break/>COOLER MASTER RL-S12V-24PK-R2</text:p>
            <text:p text:style-name="P3"/>
            <text:p text:style-name="P3">SEIDON120V INTEL LGA DA 775 A 2011-3 AMD DA</text:p>
            <text:p text:style-name="P3"/>
            <text:p text:style-name="P3">AM2 A FM2+ 12X12X2,5CM 40DBA 2400RPM 4P 120V</text:p>
            <text:p text:style-name="P3">case: Zalman Z11 Plus Case</text:p>
            <text:p text:style-name="P1"/>
          </table:table-cell>
          <table:table-cell table:style-name="Tabella1.B2" office:value-type="string">
            <text:p text:style-name="Table_20_Contents">Processore: 313</text:p>
            <text:p text:style-name="Table_20_Contents">Scheda madre : 134</text:p>
            <text:p text:style-name="Table_20_Contents">Ram:39</text:p>
            <text:p text:style-name="Table_20_Contents">Scheda video:394</text:p>
            <text:p text:style-name="Table_20_Contents">Hard disc: 51</text:p>
            <text:p text:style-name="Table_20_Contents">Alimentatore: 110</text:p>
            <text:p text:style-name="Table_20_Contents">Dissipatore: 63 </text:p>
            <text:p text:style-name="Table_20_Contents">Case: 80</text:p>
            <text:p text:style-name="Table_20_Contents"/>
            <text:p text:style-name="Table_20_Contents">prezzo 1184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Open Sans'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13S</meta:editing-duration>
    <meta:editing-cycles>3</meta:editing-cycles>
    <meta:generator>OpenOffice/4.1.1$Win32 OpenOffice.org_project/411m6$Build-9775</meta:generator>
    <dc:date>2016-07-21T14:37:47.97</dc:date>
    <meta:document-statistic meta:table-count="1" meta:image-count="0" meta:object-count="0" meta:page-count="2" meta:paragraph-count="31" meta:word-count="169" meta:character-count="997"/>
    <meta:user-defined meta:name="Info 1"/>
    <meta:user-defined meta:name="Info 2"/>
    <meta:user-defined meta:name="Info 3"/>
    <meta:user-defined meta:name="Info 4"/>
  </office:meta>
</office:document-meta>
</file>